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TRANSMIT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float" office:value="5474195" calcext:value-type="float">
            <text:p>5.47E+06</text:p>
          </table:table-cell>
          <table:table-cell table:formula="of:=[.A1]/1000" office:value-type="float" office:value="5474.195" calcext:value-type="float">
            <text:p>5474.195</text:p>
          </table:table-cell>
          <table:table-cell/>
        </table:table-row>
        <table:table-row table:style-name="ro1">
          <table:table-cell office:value-type="float" office:value="5467113" calcext:value-type="float">
            <text:p>5.47E+06</text:p>
          </table:table-cell>
          <table:table-cell table:formula="of:=[.A2]/1000" office:value-type="float" office:value="5467.113" calcext:value-type="float">
            <text:p>5467.113</text:p>
          </table:table-cell>
          <table:table-cell/>
        </table:table-row>
        <table:table-row table:style-name="ro1">
          <table:table-cell office:value-type="float" office:value="5465399" calcext:value-type="float">
            <text:p>5.47E+06</text:p>
          </table:table-cell>
          <table:table-cell table:formula="of:=[.A3]/1000" office:value-type="float" office:value="5465.399" calcext:value-type="float">
            <text:p>5465.399</text:p>
          </table:table-cell>
          <table:table-cell/>
        </table:table-row>
        <table:table-row table:style-name="ro1">
          <table:table-cell office:value-type="float" office:value="5466700" calcext:value-type="float">
            <text:p>5.47E+06</text:p>
          </table:table-cell>
          <table:table-cell table:formula="of:=[.A4]/1000" office:value-type="float" office:value="5466.7" calcext:value-type="float">
            <text:p>5466.7</text:p>
          </table:table-cell>
          <table:table-cell/>
        </table:table-row>
        <table:table-row table:style-name="ro1">
          <table:table-cell office:value-type="float" office:value="5464723" calcext:value-type="float">
            <text:p>5.46E+06</text:p>
          </table:table-cell>
          <table:table-cell table:formula="of:=[.A5]/1000" office:value-type="float" office:value="5464.723" calcext:value-type="float">
            <text:p>5464.723</text:p>
          </table:table-cell>
          <table:table-cell/>
        </table:table-row>
        <table:table-row table:style-name="ro1">
          <table:table-cell office:value-type="float" office:value="5466260" calcext:value-type="float">
            <text:p>5.47E+06</text:p>
          </table:table-cell>
          <table:table-cell table:formula="of:=[.A6]/1000" office:value-type="float" office:value="5466.26" calcext:value-type="float">
            <text:p>5466.26</text:p>
          </table:table-cell>
          <table:table-cell/>
        </table:table-row>
        <table:table-row table:style-name="ro1">
          <table:table-cell office:value-type="float" office:value="5466071" calcext:value-type="float">
            <text:p>5.47E+06</text:p>
          </table:table-cell>
          <table:table-cell table:formula="of:=[.A7]/1000" office:value-type="float" office:value="5466.071" calcext:value-type="float">
            <text:p>5466.071</text:p>
          </table:table-cell>
          <table:table-cell/>
        </table:table-row>
        <table:table-row table:style-name="ro1">
          <table:table-cell office:value-type="float" office:value="5467652" calcext:value-type="float">
            <text:p>5.47E+06</text:p>
          </table:table-cell>
          <table:table-cell table:formula="of:=[.A8]/1000" office:value-type="float" office:value="5467.652" calcext:value-type="float">
            <text:p>5467.652</text:p>
          </table:table-cell>
          <table:table-cell/>
        </table:table-row>
        <table:table-row table:style-name="ro1">
          <table:table-cell office:value-type="float" office:value="5470773" calcext:value-type="float">
            <text:p>5.47E+06</text:p>
          </table:table-cell>
          <table:table-cell table:formula="of:=[.A9]/1000" office:value-type="float" office:value="5470.773" calcext:value-type="float">
            <text:p>5470.773</text:p>
          </table:table-cell>
          <table:table-cell/>
        </table:table-row>
        <table:table-row table:style-name="ro1">
          <table:table-cell office:value-type="float" office:value="5460399" calcext:value-type="float">
            <text:p>5.46E+06</text:p>
          </table:table-cell>
          <table:table-cell table:formula="of:=[.A10]/1000" office:value-type="float" office:value="5460.399" calcext:value-type="float">
            <text:p>5460.399</text:p>
          </table:table-cell>
          <table:table-cell/>
        </table:table-row>
        <table:table-row table:style-name="ro1">
          <table:table-cell office:value-type="float" office:value="5461051" calcext:value-type="float">
            <text:p>5.46E+06</text:p>
          </table:table-cell>
          <table:table-cell table:formula="of:=[.A11]/1000" office:value-type="float" office:value="5461.051" calcext:value-type="float">
            <text:p>5461.051</text:p>
          </table:table-cell>
          <table:table-cell/>
        </table:table-row>
        <table:table-row table:style-name="ro1">
          <table:table-cell office:value-type="float" office:value="5467468" calcext:value-type="float">
            <text:p>5.47E+06</text:p>
          </table:table-cell>
          <table:table-cell table:formula="of:=[.A12]/1000" office:value-type="float" office:value="5467.468" calcext:value-type="float">
            <text:p>5467.468</text:p>
          </table:table-cell>
          <table:table-cell/>
        </table:table-row>
        <table:table-row table:style-name="ro1">
          <table:table-cell office:value-type="float" office:value="5468170" calcext:value-type="float">
            <text:p>5.47E+06</text:p>
          </table:table-cell>
          <table:table-cell table:formula="of:=[.A13]/1000" office:value-type="float" office:value="5468.17" calcext:value-type="float">
            <text:p>5468.17</text:p>
          </table:table-cell>
          <table:table-cell/>
        </table:table-row>
        <table:table-row table:style-name="ro1">
          <table:table-cell office:value-type="float" office:value="5464182" calcext:value-type="float">
            <text:p>5.46E+06</text:p>
          </table:table-cell>
          <table:table-cell table:formula="of:=[.A14]/1000" office:value-type="float" office:value="5464.182" calcext:value-type="float">
            <text:p>5464.182</text:p>
          </table:table-cell>
          <table:table-cell/>
        </table:table-row>
        <table:table-row table:style-name="ro1">
          <table:table-cell office:value-type="float" office:value="5470574" calcext:value-type="float">
            <text:p>5.47E+06</text:p>
          </table:table-cell>
          <table:table-cell table:formula="of:=[.A15]/1000" office:value-type="float" office:value="5470.574" calcext:value-type="float">
            <text:p>5470.574</text:p>
          </table:table-cell>
          <table:table-cell/>
        </table:table-row>
        <table:table-row table:style-name="ro1">
          <table:table-cell office:value-type="float" office:value="5465909" calcext:value-type="float">
            <text:p>5.47E+06</text:p>
          </table:table-cell>
          <table:table-cell table:formula="of:=[.A16]/1000" office:value-type="float" office:value="5465.909" calcext:value-type="float">
            <text:p>5465.909</text:p>
          </table:table-cell>
          <table:table-cell/>
        </table:table-row>
        <table:table-row table:style-name="ro1">
          <table:table-cell office:value-type="float" office:value="5469524" calcext:value-type="float">
            <text:p>5.47E+06</text:p>
          </table:table-cell>
          <table:table-cell table:formula="of:=[.A17]/1000" office:value-type="float" office:value="5469.524" calcext:value-type="float">
            <text:p>5469.524</text:p>
          </table:table-cell>
          <table:table-cell/>
        </table:table-row>
        <table:table-row table:style-name="ro1">
          <table:table-cell office:value-type="float" office:value="5466411" calcext:value-type="float">
            <text:p>5.47E+06</text:p>
          </table:table-cell>
          <table:table-cell table:formula="of:=[.A18]/1000" office:value-type="float" office:value="5466.411" calcext:value-type="float">
            <text:p>5466.411</text:p>
          </table:table-cell>
          <table:table-cell/>
        </table:table-row>
        <table:table-row table:style-name="ro1">
          <table:table-cell office:value-type="float" office:value="5467787" calcext:value-type="float">
            <text:p>5.47E+06</text:p>
          </table:table-cell>
          <table:table-cell table:formula="of:=[.A19]/1000" office:value-type="float" office:value="5467.787" calcext:value-type="float">
            <text:p>5467.787</text:p>
          </table:table-cell>
          <table:table-cell/>
        </table:table-row>
        <table:table-row table:style-name="ro1">
          <table:table-cell office:value-type="float" office:value="5466846" calcext:value-type="float">
            <text:p>5.47E+06</text:p>
          </table:table-cell>
          <table:table-cell table:formula="of:=[.A20]/1000" office:value-type="float" office:value="5466.846" calcext:value-type="float">
            <text:p>5466.846</text:p>
          </table:table-cell>
          <table:table-cell/>
        </table:table-row>
        <table:table-row table:style-name="ro1">
          <table:table-cell office:value-type="float" office:value="5469391" calcext:value-type="float">
            <text:p>5.47E+06</text:p>
          </table:table-cell>
          <table:table-cell table:formula="of:=[.A21]/1000" office:value-type="float" office:value="5469.391" calcext:value-type="float">
            <text:p>5469.391</text:p>
          </table:table-cell>
          <table:table-cell/>
        </table:table-row>
        <table:table-row table:style-name="ro1">
          <table:table-cell office:value-type="float" office:value="5463123" calcext:value-type="float">
            <text:p>5.46E+06</text:p>
          </table:table-cell>
          <table:table-cell table:formula="of:=[.A22]/1000" office:value-type="float" office:value="5463.123" calcext:value-type="float">
            <text:p>5463.123</text:p>
          </table:table-cell>
          <table:table-cell/>
        </table:table-row>
        <table:table-row table:style-name="ro1">
          <table:table-cell office:value-type="float" office:value="5463638" calcext:value-type="float">
            <text:p>5.46E+06</text:p>
          </table:table-cell>
          <table:table-cell table:formula="of:=[.A23]/1000" office:value-type="float" office:value="5463.638" calcext:value-type="float">
            <text:p>5463.638</text:p>
          </table:table-cell>
          <table:table-cell/>
        </table:table-row>
        <table:table-row table:style-name="ro1">
          <table:table-cell office:value-type="float" office:value="5469217" calcext:value-type="float">
            <text:p>5.47E+06</text:p>
          </table:table-cell>
          <table:table-cell table:formula="of:=[.A24]/1000" office:value-type="float" office:value="5469.217" calcext:value-type="float">
            <text:p>5469.217</text:p>
          </table:table-cell>
          <table:table-cell/>
        </table:table-row>
        <table:table-row table:style-name="ro1">
          <table:table-cell office:value-type="float" office:value="5470200" calcext:value-type="float">
            <text:p>5.47E+06</text:p>
          </table:table-cell>
          <table:table-cell table:formula="of:=[.A25]/1000" office:value-type="float" office:value="5470.2" calcext:value-type="float">
            <text:p>5470.2</text:p>
          </table:table-cell>
          <table:table-cell/>
        </table:table-row>
        <table:table-row table:style-name="ro1">
          <table:table-cell office:value-type="float" office:value="5467066" calcext:value-type="float">
            <text:p>5.47E+06</text:p>
          </table:table-cell>
          <table:table-cell table:formula="of:=[.A26]/1000" office:value-type="float" office:value="5467.066" calcext:value-type="float">
            <text:p>5467.066</text:p>
          </table:table-cell>
          <table:table-cell/>
        </table:table-row>
        <table:table-row table:style-name="ro1">
          <table:table-cell office:value-type="float" office:value="5468707" calcext:value-type="float">
            <text:p>5.47E+06</text:p>
          </table:table-cell>
          <table:table-cell table:formula="of:=[.A27]/1000" office:value-type="float" office:value="5468.707" calcext:value-type="float">
            <text:p>5468.707</text:p>
          </table:table-cell>
          <table:table-cell/>
        </table:table-row>
        <table:table-row table:style-name="ro1">
          <table:table-cell office:value-type="float" office:value="5459945" calcext:value-type="float">
            <text:p>5.46E+06</text:p>
          </table:table-cell>
          <table:table-cell table:formula="of:=[.A28]/1000" office:value-type="float" office:value="5459.945" calcext:value-type="float">
            <text:p>5459.945</text:p>
          </table:table-cell>
          <table:table-cell/>
        </table:table-row>
        <table:table-row table:style-name="ro1">
          <table:table-cell office:value-type="float" office:value="5458825" calcext:value-type="float">
            <text:p>5.46E+06</text:p>
          </table:table-cell>
          <table:table-cell table:formula="of:=[.A29]/1000" office:value-type="float" office:value="5458.825" calcext:value-type="float">
            <text:p>5458.825</text:p>
          </table:table-cell>
          <table:table-cell/>
        </table:table-row>
        <table:table-row table:style-name="ro1">
          <table:table-cell office:value-type="float" office:value="5468652" calcext:value-type="float">
            <text:p>5.47E+06</text:p>
          </table:table-cell>
          <table:table-cell table:formula="of:=[.A30]/1000" office:value-type="float" office:value="5468.652" calcext:value-type="float">
            <text:p>5468.652</text:p>
          </table:table-cell>
          <table:table-cell/>
        </table:table-row>
        <table:table-row table:style-name="ro1">
          <table:table-cell office:value-type="float" office:value="5464739" calcext:value-type="float">
            <text:p>5.46E+06</text:p>
          </table:table-cell>
          <table:table-cell table:formula="of:=[.A31]/1000" office:value-type="float" office:value="5464.739" calcext:value-type="float">
            <text:p>5464.739</text:p>
          </table:table-cell>
          <table:table-cell/>
        </table:table-row>
        <table:table-row table:style-name="ro1">
          <table:table-cell office:value-type="float" office:value="5461816" calcext:value-type="float">
            <text:p>5.46E+06</text:p>
          </table:table-cell>
          <table:table-cell table:formula="of:=[.A32]/1000" office:value-type="float" office:value="5461.816" calcext:value-type="float">
            <text:p>5461.816</text:p>
          </table:table-cell>
          <table:table-cell/>
        </table:table-row>
        <table:table-row table:style-name="ro1">
          <table:table-cell office:value-type="float" office:value="5467638" calcext:value-type="float">
            <text:p>5.47E+06</text:p>
          </table:table-cell>
          <table:table-cell table:formula="of:=[.A33]/1000" office:value-type="float" office:value="5467.638" calcext:value-type="float">
            <text:p>5467.638</text:p>
          </table:table-cell>
          <table:table-cell/>
        </table:table-row>
        <table:table-row table:style-name="ro1">
          <table:table-cell office:value-type="float" office:value="5467126" calcext:value-type="float">
            <text:p>5.47E+06</text:p>
          </table:table-cell>
          <table:table-cell table:formula="of:=[.A34]/1000" office:value-type="float" office:value="5467.126" calcext:value-type="float">
            <text:p>5467.126</text:p>
          </table:table-cell>
          <table:table-cell/>
        </table:table-row>
        <table:table-row table:style-name="ro1">
          <table:table-cell office:value-type="float" office:value="5466932" calcext:value-type="float">
            <text:p>5.47E+06</text:p>
          </table:table-cell>
          <table:table-cell table:formula="of:=[.A35]/1000" office:value-type="float" office:value="5466.932" calcext:value-type="float">
            <text:p>5466.932</text:p>
          </table:table-cell>
          <table:table-cell/>
        </table:table-row>
        <table:table-row table:style-name="ro1">
          <table:table-cell office:value-type="float" office:value="5467559" calcext:value-type="float">
            <text:p>5.47E+06</text:p>
          </table:table-cell>
          <table:table-cell table:formula="of:=[.A36]/1000" office:value-type="float" office:value="5467.559" calcext:value-type="float">
            <text:p>5467.559</text:p>
          </table:table-cell>
          <table:table-cell/>
        </table:table-row>
        <table:table-row table:style-name="ro1">
          <table:table-cell office:value-type="float" office:value="5461670" calcext:value-type="float">
            <text:p>5.46E+06</text:p>
          </table:table-cell>
          <table:table-cell table:formula="of:=[.A37]/1000" office:value-type="float" office:value="5461.67" calcext:value-type="float">
            <text:p>5461.67</text:p>
          </table:table-cell>
          <table:table-cell/>
        </table:table-row>
        <table:table-row table:style-name="ro1">
          <table:table-cell office:value-type="float" office:value="5464605" calcext:value-type="float">
            <text:p>5.46E+06</text:p>
          </table:table-cell>
          <table:table-cell table:formula="of:=[.A38]/1000" office:value-type="float" office:value="5464.605" calcext:value-type="float">
            <text:p>5464.605</text:p>
          </table:table-cell>
          <table:table-cell/>
        </table:table-row>
        <table:table-row table:style-name="ro1">
          <table:table-cell office:value-type="float" office:value="5463224" calcext:value-type="float">
            <text:p>5.46E+06</text:p>
          </table:table-cell>
          <table:table-cell table:formula="of:=[.A39]/1000" office:value-type="float" office:value="5463.224" calcext:value-type="float">
            <text:p>5463.224</text:p>
          </table:table-cell>
          <table:table-cell/>
        </table:table-row>
        <table:table-row table:style-name="ro1">
          <table:table-cell office:value-type="float" office:value="5470481" calcext:value-type="float">
            <text:p>5.47E+06</text:p>
          </table:table-cell>
          <table:table-cell table:formula="of:=[.A40]/1000" office:value-type="float" office:value="5470.481" calcext:value-type="float">
            <text:p>5470.481</text:p>
          </table:table-cell>
          <table:table-cell/>
        </table:table-row>
        <table:table-row table:style-name="ro1">
          <table:table-cell office:value-type="float" office:value="5465522" calcext:value-type="float">
            <text:p>5.47E+06</text:p>
          </table:table-cell>
          <table:table-cell table:formula="of:=[.A41]/1000" office:value-type="float" office:value="5465.522" calcext:value-type="float">
            <text:p>5465.522</text:p>
          </table:table-cell>
          <table:table-cell/>
        </table:table-row>
        <table:table-row table:style-name="ro1">
          <table:table-cell office:value-type="float" office:value="5467501" calcext:value-type="float">
            <text:p>5.47E+06</text:p>
          </table:table-cell>
          <table:table-cell table:formula="of:=[.A42]/1000" office:value-type="float" office:value="5467.501" calcext:value-type="float">
            <text:p>5467.501</text:p>
          </table:table-cell>
          <table:table-cell/>
        </table:table-row>
        <table:table-row table:style-name="ro1">
          <table:table-cell office:value-type="float" office:value="5468848" calcext:value-type="float">
            <text:p>5.47E+06</text:p>
          </table:table-cell>
          <table:table-cell table:formula="of:=[.A43]/1000" office:value-type="float" office:value="5468.848" calcext:value-type="float">
            <text:p>5468.848</text:p>
          </table:table-cell>
          <table:table-cell/>
        </table:table-row>
        <table:table-row table:style-name="ro1">
          <table:table-cell office:value-type="float" office:value="5469747" calcext:value-type="float">
            <text:p>5.47E+06</text:p>
          </table:table-cell>
          <table:table-cell table:formula="of:=[.A44]/1000" office:value-type="float" office:value="5469.747" calcext:value-type="float">
            <text:p>5469.747</text:p>
          </table:table-cell>
          <table:table-cell/>
        </table:table-row>
        <table:table-row table:style-name="ro1">
          <table:table-cell office:value-type="float" office:value="5465181" calcext:value-type="float">
            <text:p>5.47E+06</text:p>
          </table:table-cell>
          <table:table-cell table:formula="of:=[.A45]/1000" office:value-type="float" office:value="5465.181" calcext:value-type="float">
            <text:p>5465.181</text:p>
          </table:table-cell>
          <table:table-cell/>
        </table:table-row>
        <table:table-row table:style-name="ro1">
          <table:table-cell office:value-type="float" office:value="5464618" calcext:value-type="float">
            <text:p>5.46E+06</text:p>
          </table:table-cell>
          <table:table-cell table:formula="of:=[.A46]/1000" office:value-type="float" office:value="5464.618" calcext:value-type="float">
            <text:p>5464.618</text:p>
          </table:table-cell>
          <table:table-cell/>
        </table:table-row>
        <table:table-row table:style-name="ro1">
          <table:table-cell office:value-type="float" office:value="5464633" calcext:value-type="float">
            <text:p>5.46E+06</text:p>
          </table:table-cell>
          <table:table-cell table:formula="of:=[.A47]/1000" office:value-type="float" office:value="5464.633" calcext:value-type="float">
            <text:p>5464.633</text:p>
          </table:table-cell>
          <table:table-cell/>
        </table:table-row>
        <table:table-row table:style-name="ro1">
          <table:table-cell office:value-type="float" office:value="5463202" calcext:value-type="float">
            <text:p>5.46E+06</text:p>
          </table:table-cell>
          <table:table-cell table:formula="of:=[.A48]/1000" office:value-type="float" office:value="5463.202" calcext:value-type="float">
            <text:p>5463.202</text:p>
          </table:table-cell>
          <table:table-cell/>
        </table:table-row>
        <table:table-row table:style-name="ro1">
          <table:table-cell office:value-type="float" office:value="5464115" calcext:value-type="float">
            <text:p>5.46E+06</text:p>
          </table:table-cell>
          <table:table-cell table:formula="of:=[.A49]/1000" office:value-type="float" office:value="5464.115" calcext:value-type="float">
            <text:p>5464.115</text:p>
          </table:table-cell>
          <table:table-cell/>
        </table:table-row>
        <table:table-row table:style-name="ro1">
          <table:table-cell office:value-type="float" office:value="5467387" calcext:value-type="float">
            <text:p>5.47E+06</text:p>
          </table:table-cell>
          <table:table-cell table:formula="of:=[.A50]/1000" office:value-type="float" office:value="5467.387" calcext:value-type="float">
            <text:p>5467.387</text:p>
          </table:table-cell>
          <table:table-cell/>
        </table:table-row>
        <table:table-row table:style-name="ro1">
          <table:table-cell office:value-type="float" office:value="5463611" calcext:value-type="float">
            <text:p>5.46E+06</text:p>
          </table:table-cell>
          <table:table-cell table:formula="of:=[.A51]/1000" office:value-type="float" office:value="5463.611" calcext:value-type="float">
            <text:p>5463.611</text:p>
          </table:table-cell>
          <table:table-cell/>
        </table:table-row>
        <table:table-row table:style-name="ro1">
          <table:table-cell office:value-type="float" office:value="5467008" calcext:value-type="float">
            <text:p>5.47E+06</text:p>
          </table:table-cell>
          <table:table-cell table:formula="of:=[.A52]/1000" office:value-type="float" office:value="5467.008" calcext:value-type="float">
            <text:p>5467.008</text:p>
          </table:table-cell>
          <table:table-cell/>
        </table:table-row>
        <table:table-row table:style-name="ro1">
          <table:table-cell office:value-type="float" office:value="5465783" calcext:value-type="float">
            <text:p>5.47E+06</text:p>
          </table:table-cell>
          <table:table-cell table:formula="of:=[.A53]/1000" office:value-type="float" office:value="5465.783" calcext:value-type="float">
            <text:p>5465.783</text:p>
          </table:table-cell>
          <table:table-cell/>
        </table:table-row>
        <table:table-row table:style-name="ro1">
          <table:table-cell office:value-type="float" office:value="5461727" calcext:value-type="float">
            <text:p>5.46E+06</text:p>
          </table:table-cell>
          <table:table-cell table:formula="of:=[.A54]/1000" office:value-type="float" office:value="5461.727" calcext:value-type="float">
            <text:p>5461.727</text:p>
          </table:table-cell>
          <table:table-cell/>
        </table:table-row>
        <table:table-row table:style-name="ro1">
          <table:table-cell office:value-type="float" office:value="5468143" calcext:value-type="float">
            <text:p>5.47E+06</text:p>
          </table:table-cell>
          <table:table-cell table:formula="of:=[.A55]/1000" office:value-type="float" office:value="5468.143" calcext:value-type="float">
            <text:p>5468.143</text:p>
          </table:table-cell>
          <table:table-cell/>
        </table:table-row>
        <table:table-row table:style-name="ro1">
          <table:table-cell office:value-type="float" office:value="5467822" calcext:value-type="float">
            <text:p>5.47E+06</text:p>
          </table:table-cell>
          <table:table-cell table:formula="of:=[.A56]/1000" office:value-type="float" office:value="5467.822" calcext:value-type="float">
            <text:p>5467.822</text:p>
          </table:table-cell>
          <table:table-cell/>
        </table:table-row>
        <table:table-row table:style-name="ro1">
          <table:table-cell office:value-type="float" office:value="5469147" calcext:value-type="float">
            <text:p>5.47E+06</text:p>
          </table:table-cell>
          <table:table-cell table:formula="of:=[.A57]/1000" office:value-type="float" office:value="5469.147" calcext:value-type="float">
            <text:p>5469.147</text:p>
          </table:table-cell>
          <table:table-cell/>
        </table:table-row>
        <table:table-row table:style-name="ro1">
          <table:table-cell office:value-type="float" office:value="5466072" calcext:value-type="float">
            <text:p>5.47E+06</text:p>
          </table:table-cell>
          <table:table-cell table:formula="of:=[.A58]/1000" office:value-type="float" office:value="5466.072" calcext:value-type="float">
            <text:p>5466.072</text:p>
          </table:table-cell>
          <table:table-cell/>
        </table:table-row>
        <table:table-row table:style-name="ro1">
          <table:table-cell office:value-type="float" office:value="5468679" calcext:value-type="float">
            <text:p>5.47E+06</text:p>
          </table:table-cell>
          <table:table-cell table:formula="of:=[.A59]/1000" office:value-type="float" office:value="5468.679" calcext:value-type="float">
            <text:p>5468.679</text:p>
          </table:table-cell>
          <table:table-cell/>
        </table:table-row>
        <table:table-row table:style-name="ro1">
          <table:table-cell office:value-type="float" office:value="5470073" calcext:value-type="float">
            <text:p>5.47E+06</text:p>
          </table:table-cell>
          <table:table-cell table:formula="of:=[.A60]/1000" office:value-type="float" office:value="5470.073" calcext:value-type="float">
            <text:p>5470.073</text:p>
          </table:table-cell>
          <table:table-cell/>
        </table:table-row>
        <table:table-row table:style-name="ro1">
          <table:table-cell office:value-type="float" office:value="5467789" calcext:value-type="float">
            <text:p>5.47E+06</text:p>
          </table:table-cell>
          <table:table-cell table:formula="of:=[.A61]/1000" office:value-type="float" office:value="5467.789" calcext:value-type="float">
            <text:p>5467.789</text:p>
          </table:table-cell>
          <table:table-cell/>
        </table:table-row>
        <table:table-row table:style-name="ro1">
          <table:table-cell office:value-type="float" office:value="5471485" calcext:value-type="float">
            <text:p>5.47E+06</text:p>
          </table:table-cell>
          <table:table-cell table:formula="of:=[.A62]/1000" office:value-type="float" office:value="5471.485" calcext:value-type="float">
            <text:p>5471.485</text:p>
          </table:table-cell>
          <table:table-cell/>
        </table:table-row>
        <table:table-row table:style-name="ro1">
          <table:table-cell office:value-type="float" office:value="5469449" calcext:value-type="float">
            <text:p>5.47E+06</text:p>
          </table:table-cell>
          <table:table-cell table:formula="of:=[.A63]/1000" office:value-type="float" office:value="5469.449" calcext:value-type="float">
            <text:p>5469.449</text:p>
          </table:table-cell>
          <table:table-cell/>
        </table:table-row>
        <table:table-row table:style-name="ro1">
          <table:table-cell office:value-type="float" office:value="5470635" calcext:value-type="float">
            <text:p>5.47E+06</text:p>
          </table:table-cell>
          <table:table-cell table:formula="of:=[.A64]/1000" office:value-type="float" office:value="5470.635" calcext:value-type="float">
            <text:p>5470.635</text:p>
          </table:table-cell>
          <table:table-cell/>
        </table:table-row>
        <table:table-row table:style-name="ro1">
          <table:table-cell office:value-type="float" office:value="5466211" calcext:value-type="float">
            <text:p>5.47E+06</text:p>
          </table:table-cell>
          <table:table-cell table:formula="of:=[.A65]/1000" office:value-type="float" office:value="5466.211" calcext:value-type="float">
            <text:p>5466.211</text:p>
          </table:table-cell>
          <table:table-cell/>
        </table:table-row>
        <table:table-row table:style-name="ro1">
          <table:table-cell office:value-type="float" office:value="5467187" calcext:value-type="float">
            <text:p>5.47E+06</text:p>
          </table:table-cell>
          <table:table-cell table:formula="of:=[.A66]/1000" office:value-type="float" office:value="5467.187" calcext:value-type="float">
            <text:p>5467.187</text:p>
          </table:table-cell>
          <table:table-cell/>
        </table:table-row>
        <table:table-row table:style-name="ro1">
          <table:table-cell office:value-type="float" office:value="5469372" calcext:value-type="float">
            <text:p>5.47E+06</text:p>
          </table:table-cell>
          <table:table-cell table:formula="of:=[.A67]/1000" office:value-type="float" office:value="5469.372" calcext:value-type="float">
            <text:p>5469.372</text:p>
          </table:table-cell>
          <table:table-cell/>
        </table:table-row>
        <table:table-row table:style-name="ro1">
          <table:table-cell office:value-type="float" office:value="5474688" calcext:value-type="float">
            <text:p>5.47E+06</text:p>
          </table:table-cell>
          <table:table-cell table:formula="of:=[.A68]/1000" office:value-type="float" office:value="5474.688" calcext:value-type="float">
            <text:p>5474.688</text:p>
          </table:table-cell>
          <table:table-cell/>
        </table:table-row>
        <table:table-row table:style-name="ro1">
          <table:table-cell office:value-type="float" office:value="5463043" calcext:value-type="float">
            <text:p>5.46E+06</text:p>
          </table:table-cell>
          <table:table-cell table:formula="of:=[.A69]/1000" office:value-type="float" office:value="5463.043" calcext:value-type="float">
            <text:p>5463.043</text:p>
          </table:table-cell>
          <table:table-cell/>
        </table:table-row>
        <table:table-row table:style-name="ro1">
          <table:table-cell office:value-type="float" office:value="5461501" calcext:value-type="float">
            <text:p>5.46E+06</text:p>
          </table:table-cell>
          <table:table-cell table:formula="of:=[.A70]/1000" office:value-type="float" office:value="5461.501" calcext:value-type="float">
            <text:p>5461.501</text:p>
          </table:table-cell>
          <table:table-cell/>
        </table:table-row>
        <table:table-row table:style-name="ro1">
          <table:table-cell office:value-type="float" office:value="5463292" calcext:value-type="float">
            <text:p>5.46E+06</text:p>
          </table:table-cell>
          <table:table-cell table:formula="of:=[.A71]/1000" office:value-type="float" office:value="5463.292" calcext:value-type="float">
            <text:p>5463.292</text:p>
          </table:table-cell>
          <table:table-cell/>
        </table:table-row>
        <table:table-row table:style-name="ro1">
          <table:table-cell office:value-type="float" office:value="5465166" calcext:value-type="float">
            <text:p>5.47E+06</text:p>
          </table:table-cell>
          <table:table-cell table:formula="of:=[.A72]/1000" office:value-type="float" office:value="5465.166" calcext:value-type="float">
            <text:p>5465.166</text:p>
          </table:table-cell>
          <table:table-cell/>
        </table:table-row>
        <table:table-row table:style-name="ro1">
          <table:table-cell office:value-type="float" office:value="5466562" calcext:value-type="float">
            <text:p>5.47E+06</text:p>
          </table:table-cell>
          <table:table-cell table:formula="of:=[.A73]/1000" office:value-type="float" office:value="5466.562" calcext:value-type="float">
            <text:p>5466.562</text:p>
          </table:table-cell>
          <table:table-cell/>
        </table:table-row>
        <table:table-row table:style-name="ro1">
          <table:table-cell office:value-type="float" office:value="5464206" calcext:value-type="float">
            <text:p>5.46E+06</text:p>
          </table:table-cell>
          <table:table-cell table:formula="of:=[.A74]/1000" office:value-type="float" office:value="5464.206" calcext:value-type="float">
            <text:p>5464.206</text:p>
          </table:table-cell>
          <table:table-cell/>
        </table:table-row>
        <table:table-row table:style-name="ro1">
          <table:table-cell office:value-type="float" office:value="5470118" calcext:value-type="float">
            <text:p>5.47E+06</text:p>
          </table:table-cell>
          <table:table-cell table:formula="of:=[.A75]/1000" office:value-type="float" office:value="5470.118" calcext:value-type="float">
            <text:p>5470.118</text:p>
          </table:table-cell>
          <table:table-cell/>
        </table:table-row>
        <table:table-row table:style-name="ro1">
          <table:table-cell office:value-type="float" office:value="5466277" calcext:value-type="float">
            <text:p>5.47E+06</text:p>
          </table:table-cell>
          <table:table-cell table:formula="of:=[.A76]/1000" office:value-type="float" office:value="5466.277" calcext:value-type="float">
            <text:p>5466.277</text:p>
          </table:table-cell>
          <table:table-cell/>
        </table:table-row>
        <table:table-row table:style-name="ro1">
          <table:table-cell office:value-type="float" office:value="5464058" calcext:value-type="float">
            <text:p>5.46E+06</text:p>
          </table:table-cell>
          <table:table-cell table:formula="of:=[.A77]/1000" office:value-type="float" office:value="5464.058" calcext:value-type="float">
            <text:p>5464.058</text:p>
          </table:table-cell>
          <table:table-cell/>
        </table:table-row>
        <table:table-row table:style-name="ro1">
          <table:table-cell office:value-type="float" office:value="5470128" calcext:value-type="float">
            <text:p>5.47E+06</text:p>
          </table:table-cell>
          <table:table-cell table:formula="of:=[.A78]/1000" office:value-type="float" office:value="5470.128" calcext:value-type="float">
            <text:p>5470.128</text:p>
          </table:table-cell>
          <table:table-cell/>
        </table:table-row>
        <table:table-row table:style-name="ro1">
          <table:table-cell office:value-type="float" office:value="5468441" calcext:value-type="float">
            <text:p>5.47E+06</text:p>
          </table:table-cell>
          <table:table-cell table:formula="of:=[.A79]/1000" office:value-type="float" office:value="5468.441" calcext:value-type="float">
            <text:p>5468.441</text:p>
          </table:table-cell>
          <table:table-cell/>
        </table:table-row>
        <table:table-row table:style-name="ro1">
          <table:table-cell office:value-type="float" office:value="5463260" calcext:value-type="float">
            <text:p>5.46E+06</text:p>
          </table:table-cell>
          <table:table-cell table:formula="of:=[.A80]/1000" office:value-type="float" office:value="5463.26" calcext:value-type="float">
            <text:p>5463.26</text:p>
          </table:table-cell>
          <table:table-cell/>
        </table:table-row>
        <table:table-row table:style-name="ro1">
          <table:table-cell office:value-type="float" office:value="5468075" calcext:value-type="float">
            <text:p>5.47E+06</text:p>
          </table:table-cell>
          <table:table-cell table:formula="of:=[.A81]/1000" office:value-type="float" office:value="5468.075" calcext:value-type="float">
            <text:p>5468.075</text:p>
          </table:table-cell>
          <table:table-cell/>
        </table:table-row>
        <table:table-row table:style-name="ro1">
          <table:table-cell office:value-type="float" office:value="5467329" calcext:value-type="float">
            <text:p>5.47E+06</text:p>
          </table:table-cell>
          <table:table-cell table:formula="of:=[.A82]/1000" office:value-type="float" office:value="5467.329" calcext:value-type="float">
            <text:p>5467.329</text:p>
          </table:table-cell>
          <table:table-cell/>
        </table:table-row>
        <table:table-row table:style-name="ro1">
          <table:table-cell office:value-type="float" office:value="5466369" calcext:value-type="float">
            <text:p>5.47E+06</text:p>
          </table:table-cell>
          <table:table-cell table:formula="of:=[.A83]/1000" office:value-type="float" office:value="5466.369" calcext:value-type="float">
            <text:p>5466.369</text:p>
          </table:table-cell>
          <table:table-cell/>
        </table:table-row>
        <table:table-row table:style-name="ro1">
          <table:table-cell office:value-type="float" office:value="5462596" calcext:value-type="float">
            <text:p>5.46E+06</text:p>
          </table:table-cell>
          <table:table-cell table:formula="of:=[.A84]/1000" office:value-type="float" office:value="5462.596" calcext:value-type="float">
            <text:p>5462.596</text:p>
          </table:table-cell>
          <table:table-cell/>
        </table:table-row>
        <table:table-row table:style-name="ro1">
          <table:table-cell office:value-type="float" office:value="5469153" calcext:value-type="float">
            <text:p>5.47E+06</text:p>
          </table:table-cell>
          <table:table-cell table:formula="of:=[.A85]/1000" office:value-type="float" office:value="5469.153" calcext:value-type="float">
            <text:p>5469.153</text:p>
          </table:table-cell>
          <table:table-cell/>
        </table:table-row>
        <table:table-row table:style-name="ro1">
          <table:table-cell office:value-type="float" office:value="5460098" calcext:value-type="float">
            <text:p>5.46E+06</text:p>
          </table:table-cell>
          <table:table-cell table:formula="of:=[.A86]/1000" office:value-type="float" office:value="5460.098" calcext:value-type="float">
            <text:p>5460.098</text:p>
          </table:table-cell>
          <table:table-cell/>
        </table:table-row>
        <table:table-row table:style-name="ro1">
          <table:table-cell office:value-type="float" office:value="5460912" calcext:value-type="float">
            <text:p>5.46E+06</text:p>
          </table:table-cell>
          <table:table-cell table:formula="of:=[.A87]/1000" office:value-type="float" office:value="5460.912" calcext:value-type="float">
            <text:p>5460.912</text:p>
          </table:table-cell>
          <table:table-cell/>
        </table:table-row>
        <table:table-row table:style-name="ro1">
          <table:table-cell office:value-type="float" office:value="5461273" calcext:value-type="float">
            <text:p>5.46E+06</text:p>
          </table:table-cell>
          <table:table-cell table:formula="of:=[.A88]/1000" office:value-type="float" office:value="5461.273" calcext:value-type="float">
            <text:p>5461.273</text:p>
          </table:table-cell>
          <table:table-cell/>
        </table:table-row>
        <table:table-row table:style-name="ro1">
          <table:table-cell office:value-type="float" office:value="5470158" calcext:value-type="float">
            <text:p>5.47E+06</text:p>
          </table:table-cell>
          <table:table-cell table:formula="of:=[.A89]/1000" office:value-type="float" office:value="5470.158" calcext:value-type="float">
            <text:p>5470.158</text:p>
          </table:table-cell>
          <table:table-cell/>
        </table:table-row>
        <table:table-row table:style-name="ro1">
          <table:table-cell office:value-type="float" office:value="5462575" calcext:value-type="float">
            <text:p>5.46E+06</text:p>
          </table:table-cell>
          <table:table-cell table:formula="of:=[.A90]/1000" office:value-type="float" office:value="5462.575" calcext:value-type="float">
            <text:p>5462.575</text:p>
          </table:table-cell>
          <table:table-cell/>
        </table:table-row>
        <table:table-row table:style-name="ro1">
          <table:table-cell office:value-type="float" office:value="5466872" calcext:value-type="float">
            <text:p>5.47E+06</text:p>
          </table:table-cell>
          <table:table-cell table:formula="of:=[.A91]/1000" office:value-type="float" office:value="5466.872" calcext:value-type="float">
            <text:p>5466.872</text:p>
          </table:table-cell>
          <table:table-cell/>
        </table:table-row>
        <table:table-row table:style-name="ro1">
          <table:table-cell office:value-type="float" office:value="5465782" calcext:value-type="float">
            <text:p>5.47E+06</text:p>
          </table:table-cell>
          <table:table-cell table:formula="of:=[.A92]/1000" office:value-type="float" office:value="5465.782" calcext:value-type="float">
            <text:p>5465.782</text:p>
          </table:table-cell>
          <table:table-cell/>
        </table:table-row>
        <table:table-row table:style-name="ro1">
          <table:table-cell office:value-type="float" office:value="5465228" calcext:value-type="float">
            <text:p>5.47E+06</text:p>
          </table:table-cell>
          <table:table-cell table:formula="of:=[.A93]/1000" office:value-type="float" office:value="5465.228" calcext:value-type="float">
            <text:p>5465.228</text:p>
          </table:table-cell>
          <table:table-cell/>
        </table:table-row>
        <table:table-row table:style-name="ro1">
          <table:table-cell office:value-type="float" office:value="5468518" calcext:value-type="float">
            <text:p>5.47E+06</text:p>
          </table:table-cell>
          <table:table-cell table:formula="of:=[.A94]/1000" office:value-type="float" office:value="5468.518" calcext:value-type="float">
            <text:p>5468.518</text:p>
          </table:table-cell>
          <table:table-cell/>
        </table:table-row>
        <table:table-row table:style-name="ro1">
          <table:table-cell office:value-type="float" office:value="5465445" calcext:value-type="float">
            <text:p>5.47E+06</text:p>
          </table:table-cell>
          <table:table-cell table:formula="of:=[.A95]/1000" office:value-type="float" office:value="5465.445" calcext:value-type="float">
            <text:p>5465.445</text:p>
          </table:table-cell>
          <table:table-cell/>
        </table:table-row>
        <table:table-row table:style-name="ro1">
          <table:table-cell office:value-type="float" office:value="5466230" calcext:value-type="float">
            <text:p>5.47E+06</text:p>
          </table:table-cell>
          <table:table-cell table:formula="of:=[.A96]/1000" office:value-type="float" office:value="5466.23" calcext:value-type="float">
            <text:p>5466.23</text:p>
          </table:table-cell>
          <table:table-cell/>
        </table:table-row>
        <table:table-row table:style-name="ro1">
          <table:table-cell office:value-type="float" office:value="5465350" calcext:value-type="float">
            <text:p>5.47E+06</text:p>
          </table:table-cell>
          <table:table-cell table:formula="of:=[.A97]/1000" office:value-type="float" office:value="5465.35" calcext:value-type="float">
            <text:p>5465.35</text:p>
          </table:table-cell>
          <table:table-cell/>
        </table:table-row>
        <table:table-row table:style-name="ro1">
          <table:table-cell office:value-type="float" office:value="5466017" calcext:value-type="float">
            <text:p>5.47E+06</text:p>
          </table:table-cell>
          <table:table-cell table:formula="of:=[.A98]/1000" office:value-type="float" office:value="5466.017" calcext:value-type="float">
            <text:p>5466.017</text:p>
          </table:table-cell>
          <table:table-cell/>
        </table:table-row>
        <table:table-row table:style-name="ro1">
          <table:table-cell office:value-type="float" office:value="5468123" calcext:value-type="float">
            <text:p>5.47E+06</text:p>
          </table:table-cell>
          <table:table-cell table:formula="of:=[.A99]/1000" office:value-type="float" office:value="5468.123" calcext:value-type="float">
            <text:p>5468.123</text:p>
          </table:table-cell>
          <table:table-cell/>
        </table:table-row>
        <table:table-row table:style-name="ro1">
          <table:table-cell office:value-type="float" office:value="5469217" calcext:value-type="float">
            <text:p>5.47E+06</text:p>
          </table:table-cell>
          <table:table-cell table:formula="of:=[.A100]/1000" office:value-type="float" office:value="5469.217" calcext:value-type="float">
            <text:p>5469.217</text:p>
          </table:table-cell>
          <table:table-cell/>
        </table:table-row>
        <table:table-row table:style-name="ro1">
          <table:table-cell office:value-type="float" office:value="5466934" calcext:value-type="float">
            <text:p>5.47E+06</text:p>
          </table:table-cell>
          <table:table-cell table:formula="of:=[.A101]/1000" office:value-type="float" office:value="5466.934" calcext:value-type="float">
            <text:p>5466.934</text:p>
          </table:table-cell>
          <table:table-cell/>
        </table:table-row>
        <table:table-row table:style-name="ro1">
          <table:table-cell office:value-type="float" office:value="5460632" calcext:value-type="float">
            <text:p>5.46E+06</text:p>
          </table:table-cell>
          <table:table-cell table:formula="of:=[.A102]/1000" office:value-type="float" office:value="5460.632" calcext:value-type="float">
            <text:p>5460.632</text:p>
          </table:table-cell>
          <table:table-cell/>
        </table:table-row>
        <table:table-row table:style-name="ro1">
          <table:table-cell office:value-type="float" office:value="5470005" calcext:value-type="float">
            <text:p>5.47E+06</text:p>
          </table:table-cell>
          <table:table-cell table:formula="of:=[.A103]/1000" office:value-type="float" office:value="5470.005" calcext:value-type="float">
            <text:p>5470.005</text:p>
          </table:table-cell>
          <table:table-cell/>
        </table:table-row>
        <table:table-row table:style-name="ro1">
          <table:table-cell office:value-type="float" office:value="5465155" calcext:value-type="float">
            <text:p>5.47E+06</text:p>
          </table:table-cell>
          <table:table-cell table:formula="of:=[.A104]/1000" office:value-type="float" office:value="5465.155" calcext:value-type="float">
            <text:p>5465.155</text:p>
          </table:table-cell>
          <table:table-cell/>
        </table:table-row>
        <table:table-row table:style-name="ro1">
          <table:table-cell office:value-type="float" office:value="5464202" calcext:value-type="float">
            <text:p>5.46E+06</text:p>
          </table:table-cell>
          <table:table-cell table:formula="of:=[.A105]/1000" office:value-type="float" office:value="5464.202" calcext:value-type="float">
            <text:p>5464.202</text:p>
          </table:table-cell>
          <table:table-cell/>
        </table:table-row>
        <table:table-row table:style-name="ro1">
          <table:table-cell office:value-type="float" office:value="5468990" calcext:value-type="float">
            <text:p>5.47E+06</text:p>
          </table:table-cell>
          <table:table-cell table:formula="of:=[.A106]/1000" office:value-type="float" office:value="5468.99" calcext:value-type="float">
            <text:p>5468.99</text:p>
          </table:table-cell>
          <table:table-cell/>
        </table:table-row>
        <table:table-row table:style-name="ro1">
          <table:table-cell office:value-type="float" office:value="5471994" calcext:value-type="float">
            <text:p>5.47E+06</text:p>
          </table:table-cell>
          <table:table-cell table:formula="of:=[.A107]/1000" office:value-type="float" office:value="5471.994" calcext:value-type="float">
            <text:p>5471.994</text:p>
          </table:table-cell>
          <table:table-cell/>
        </table:table-row>
        <table:table-row table:style-name="ro1">
          <table:table-cell office:value-type="float" office:value="5464205" calcext:value-type="float">
            <text:p>5.46E+06</text:p>
          </table:table-cell>
          <table:table-cell table:formula="of:=[.A108]/1000" office:value-type="float" office:value="5464.205" calcext:value-type="float">
            <text:p>5464.205</text:p>
          </table:table-cell>
          <table:table-cell/>
        </table:table-row>
        <table:table-row table:style-name="ro1">
          <table:table-cell office:value-type="float" office:value="5461550" calcext:value-type="float">
            <text:p>5.46E+06</text:p>
          </table:table-cell>
          <table:table-cell table:formula="of:=[.A109]/1000" office:value-type="float" office:value="5461.55" calcext:value-type="float">
            <text:p>5461.55</text:p>
          </table:table-cell>
          <table:table-cell/>
        </table:table-row>
        <table:table-row table:style-name="ro1">
          <table:table-cell office:value-type="float" office:value="5472252" calcext:value-type="float">
            <text:p>5.47E+06</text:p>
          </table:table-cell>
          <table:table-cell table:formula="of:=[.A110]/1000" office:value-type="float" office:value="5472.252" calcext:value-type="float">
            <text:p>5472.252</text:p>
          </table:table-cell>
          <table:table-cell/>
        </table:table-row>
        <table:table-row table:style-name="ro1">
          <table:table-cell office:value-type="float" office:value="5467155" calcext:value-type="float">
            <text:p>5.47E+06</text:p>
          </table:table-cell>
          <table:table-cell table:formula="of:=[.A111]/1000" office:value-type="float" office:value="5467.155" calcext:value-type="float">
            <text:p>5467.155</text:p>
          </table:table-cell>
          <table:table-cell/>
        </table:table-row>
        <table:table-row table:style-name="ro1">
          <table:table-cell office:value-type="float" office:value="5465606" calcext:value-type="float">
            <text:p>5.47E+06</text:p>
          </table:table-cell>
          <table:table-cell table:formula="of:=[.A112]/1000" office:value-type="float" office:value="5465.606" calcext:value-type="float">
            <text:p>5465.606</text:p>
          </table:table-cell>
          <table:table-cell/>
        </table:table-row>
        <table:table-row table:style-name="ro1">
          <table:table-cell office:value-type="float" office:value="5470115" calcext:value-type="float">
            <text:p>5.47E+06</text:p>
          </table:table-cell>
          <table:table-cell table:formula="of:=[.A113]/1000" office:value-type="float" office:value="5470.115" calcext:value-type="float">
            <text:p>5470.115</text:p>
          </table:table-cell>
          <table:table-cell/>
        </table:table-row>
        <table:table-row table:style-name="ro1">
          <table:table-cell office:value-type="float" office:value="5464851" calcext:value-type="float">
            <text:p>5.46E+06</text:p>
          </table:table-cell>
          <table:table-cell table:formula="of:=[.A114]/1000" office:value-type="float" office:value="5464.851" calcext:value-type="float">
            <text:p>5464.851</text:p>
          </table:table-cell>
          <table:table-cell/>
        </table:table-row>
        <table:table-row table:style-name="ro1">
          <table:table-cell office:value-type="float" office:value="5469453" calcext:value-type="float">
            <text:p>5.47E+06</text:p>
          </table:table-cell>
          <table:table-cell table:formula="of:=[.A115]/1000" office:value-type="float" office:value="5469.453" calcext:value-type="float">
            <text:p>5469.453</text:p>
          </table:table-cell>
          <table:table-cell/>
        </table:table-row>
        <table:table-row table:style-name="ro1">
          <table:table-cell office:value-type="float" office:value="5465877" calcext:value-type="float">
            <text:p>5.47E+06</text:p>
          </table:table-cell>
          <table:table-cell table:formula="of:=[.A116]/1000" office:value-type="float" office:value="5465.877" calcext:value-type="float">
            <text:p>5465.877</text:p>
          </table:table-cell>
          <table:table-cell/>
        </table:table-row>
        <table:table-row table:style-name="ro1">
          <table:table-cell office:value-type="float" office:value="5464956" calcext:value-type="float">
            <text:p>5.46E+06</text:p>
          </table:table-cell>
          <table:table-cell table:formula="of:=[.A117]/1000" office:value-type="float" office:value="5464.956" calcext:value-type="float">
            <text:p>5464.956</text:p>
          </table:table-cell>
          <table:table-cell/>
        </table:table-row>
        <table:table-row table:style-name="ro1">
          <table:table-cell office:value-type="float" office:value="5467514" calcext:value-type="float">
            <text:p>5.47E+06</text:p>
          </table:table-cell>
          <table:table-cell table:formula="of:=[.A118]/1000" office:value-type="float" office:value="5467.514" calcext:value-type="float">
            <text:p>5467.514</text:p>
          </table:table-cell>
          <table:table-cell/>
        </table:table-row>
        <table:table-row table:style-name="ro1">
          <table:table-cell office:value-type="float" office:value="5463252" calcext:value-type="float">
            <text:p>5.46E+06</text:p>
          </table:table-cell>
          <table:table-cell table:formula="of:=[.A119]/1000" office:value-type="float" office:value="5463.252" calcext:value-type="float">
            <text:p>5463.252</text:p>
          </table:table-cell>
          <table:table-cell/>
        </table:table-row>
        <table:table-row table:style-name="ro1">
          <table:table-cell office:value-type="float" office:value="5464615" calcext:value-type="float">
            <text:p>5.46E+06</text:p>
          </table:table-cell>
          <table:table-cell table:formula="of:=[.A120]/1000" office:value-type="float" office:value="5464.615" calcext:value-type="float">
            <text:p>5464.615</text:p>
          </table:table-cell>
          <table:table-cell/>
        </table:table-row>
        <table:table-row table:style-name="ro1">
          <table:table-cell office:value-type="float" office:value="5461266" calcext:value-type="float">
            <text:p>5.46E+06</text:p>
          </table:table-cell>
          <table:table-cell table:formula="of:=[.A121]/1000" office:value-type="float" office:value="5461.266" calcext:value-type="float">
            <text:p>5461.266</text:p>
          </table:table-cell>
          <table:table-cell/>
        </table:table-row>
        <table:table-row table:style-name="ro1">
          <table:table-cell office:value-type="float" office:value="5466600" calcext:value-type="float">
            <text:p>5.47E+06</text:p>
          </table:table-cell>
          <table:table-cell table:formula="of:=[.A122]/1000" office:value-type="float" office:value="5466.6" calcext:value-type="float">
            <text:p>5466.6</text:p>
          </table:table-cell>
          <table:table-cell/>
        </table:table-row>
        <table:table-row table:style-name="ro1">
          <table:table-cell office:value-type="float" office:value="5462075" calcext:value-type="float">
            <text:p>5.46E+06</text:p>
          </table:table-cell>
          <table:table-cell table:formula="of:=[.A123]/1000" office:value-type="float" office:value="5462.075" calcext:value-type="float">
            <text:p>5462.075</text:p>
          </table:table-cell>
          <table:table-cell/>
        </table:table-row>
        <table:table-row table:style-name="ro1">
          <table:table-cell office:value-type="float" office:value="5470229" calcext:value-type="float">
            <text:p>5.47E+06</text:p>
          </table:table-cell>
          <table:table-cell table:formula="of:=[.A124]/1000" office:value-type="float" office:value="5470.229" calcext:value-type="float">
            <text:p>5470.229</text:p>
          </table:table-cell>
          <table:table-cell/>
        </table:table-row>
        <table:table-row table:style-name="ro1">
          <table:table-cell office:value-type="float" office:value="5467697" calcext:value-type="float">
            <text:p>5.47E+06</text:p>
          </table:table-cell>
          <table:table-cell table:formula="of:=[.A125]/1000" office:value-type="float" office:value="5467.697" calcext:value-type="float">
            <text:p>5467.697</text:p>
          </table:table-cell>
          <table:table-cell/>
        </table:table-row>
        <table:table-row table:style-name="ro1">
          <table:table-cell office:value-type="float" office:value="5470157" calcext:value-type="float">
            <text:p>5.47E+06</text:p>
          </table:table-cell>
          <table:table-cell table:formula="of:=[.A126]/1000" office:value-type="float" office:value="5470.157" calcext:value-type="float">
            <text:p>5470.157</text:p>
          </table:table-cell>
          <table:table-cell/>
        </table:table-row>
        <table:table-row table:style-name="ro1">
          <table:table-cell office:value-type="float" office:value="5470179" calcext:value-type="float">
            <text:p>5.47E+06</text:p>
          </table:table-cell>
          <table:table-cell table:formula="of:=[.A127]/1000" office:value-type="float" office:value="5470.179" calcext:value-type="float">
            <text:p>5470.179</text:p>
          </table:table-cell>
          <table:table-cell/>
        </table:table-row>
        <table:table-row table:style-name="ro1">
          <table:table-cell office:value-type="float" office:value="5470036" calcext:value-type="float">
            <text:p>5.47E+06</text:p>
          </table:table-cell>
          <table:table-cell table:formula="of:=[.A128]/1000" office:value-type="float" office:value="5470.036" calcext:value-type="float">
            <text:p>5470.036</text:p>
          </table:table-cell>
          <table:table-cell/>
        </table:table-row>
        <table:table-row table:style-name="ro1">
          <table:table-cell office:value-type="float" office:value="5469248" calcext:value-type="float">
            <text:p>5.47E+06</text:p>
          </table:table-cell>
          <table:table-cell table:formula="of:=[.A129]/1000" office:value-type="float" office:value="5469.248" calcext:value-type="float">
            <text:p>5469.248</text:p>
          </table:table-cell>
          <table:table-cell/>
        </table:table-row>
        <table:table-row table:style-name="ro1">
          <table:table-cell office:value-type="float" office:value="5463867" calcext:value-type="float">
            <text:p>5.46E+06</text:p>
          </table:table-cell>
          <table:table-cell table:formula="of:=[.A130]/1000" office:value-type="float" office:value="5463.867" calcext:value-type="float">
            <text:p>5463.867</text:p>
          </table:table-cell>
          <table:table-cell/>
        </table:table-row>
        <table:table-row table:style-name="ro1">
          <table:table-cell office:value-type="float" office:value="5460123" calcext:value-type="float">
            <text:p>5.46E+06</text:p>
          </table:table-cell>
          <table:table-cell table:formula="of:=[.A131]/1000" office:value-type="float" office:value="5460.123" calcext:value-type="float">
            <text:p>5460.123</text:p>
          </table:table-cell>
          <table:table-cell/>
        </table:table-row>
        <table:table-row table:style-name="ro1">
          <table:table-cell office:value-type="float" office:value="5463138" calcext:value-type="float">
            <text:p>5.46E+06</text:p>
          </table:table-cell>
          <table:table-cell table:formula="of:=[.A132]/1000" office:value-type="float" office:value="5463.138" calcext:value-type="float">
            <text:p>5463.138</text:p>
          </table:table-cell>
          <table:table-cell/>
        </table:table-row>
        <table:table-row table:style-name="ro1">
          <table:table-cell office:value-type="float" office:value="5467528" calcext:value-type="float">
            <text:p>5.47E+06</text:p>
          </table:table-cell>
          <table:table-cell table:formula="of:=[.A133]/1000" office:value-type="float" office:value="5467.528" calcext:value-type="float">
            <text:p>5467.528</text:p>
          </table:table-cell>
          <table:table-cell/>
        </table:table-row>
        <table:table-row table:style-name="ro1">
          <table:table-cell office:value-type="float" office:value="5471583" calcext:value-type="float">
            <text:p>5.47E+06</text:p>
          </table:table-cell>
          <table:table-cell table:formula="of:=[.A134]/1000" office:value-type="float" office:value="5471.583" calcext:value-type="float">
            <text:p>5471.583</text:p>
          </table:table-cell>
          <table:table-cell/>
        </table:table-row>
        <table:table-row table:style-name="ro1">
          <table:table-cell office:value-type="float" office:value="5463918" calcext:value-type="float">
            <text:p>5.46E+06</text:p>
          </table:table-cell>
          <table:table-cell table:formula="of:=[.A135]/1000" office:value-type="float" office:value="5463.918" calcext:value-type="float">
            <text:p>5463.918</text:p>
          </table:table-cell>
          <table:table-cell/>
        </table:table-row>
        <table:table-row table:style-name="ro1">
          <table:table-cell office:value-type="float" office:value="5467650" calcext:value-type="float">
            <text:p>5.47E+06</text:p>
          </table:table-cell>
          <table:table-cell table:formula="of:=[.A136]/1000" office:value-type="float" office:value="5467.65" calcext:value-type="float">
            <text:p>5467.65</text:p>
          </table:table-cell>
          <table:table-cell/>
        </table:table-row>
        <table:table-row table:style-name="ro1">
          <table:table-cell office:value-type="float" office:value="5461505" calcext:value-type="float">
            <text:p>5.46E+06</text:p>
          </table:table-cell>
          <table:table-cell table:formula="of:=[.A137]/1000" office:value-type="float" office:value="5461.505" calcext:value-type="float">
            <text:p>5461.505</text:p>
          </table:table-cell>
          <table:table-cell/>
        </table:table-row>
        <table:table-row table:style-name="ro1">
          <table:table-cell office:value-type="float" office:value="5466411" calcext:value-type="float">
            <text:p>5.47E+06</text:p>
          </table:table-cell>
          <table:table-cell table:formula="of:=[.A138]/1000" office:value-type="float" office:value="5466.411" calcext:value-type="float">
            <text:p>5466.411</text:p>
          </table:table-cell>
          <table:table-cell/>
        </table:table-row>
        <table:table-row table:style-name="ro1">
          <table:table-cell office:value-type="float" office:value="5463939" calcext:value-type="float">
            <text:p>5.46E+06</text:p>
          </table:table-cell>
          <table:table-cell table:formula="of:=[.A139]/1000" office:value-type="float" office:value="5463.939" calcext:value-type="float">
            <text:p>5463.939</text:p>
          </table:table-cell>
          <table:table-cell/>
        </table:table-row>
        <table:table-row table:style-name="ro1">
          <table:table-cell office:value-type="float" office:value="5459712" calcext:value-type="float">
            <text:p>5.46E+06</text:p>
          </table:table-cell>
          <table:table-cell table:formula="of:=[.A140]/1000" office:value-type="float" office:value="5459.712" calcext:value-type="float">
            <text:p>5459.712</text:p>
          </table:table-cell>
          <table:table-cell/>
        </table:table-row>
        <table:table-row table:style-name="ro1">
          <table:table-cell office:value-type="float" office:value="5466836" calcext:value-type="float">
            <text:p>5.47E+06</text:p>
          </table:table-cell>
          <table:table-cell table:formula="of:=[.A141]/1000" office:value-type="float" office:value="5466.836" calcext:value-type="float">
            <text:p>5466.836</text:p>
          </table:table-cell>
          <table:table-cell/>
        </table:table-row>
        <table:table-row table:style-name="ro1">
          <table:table-cell office:value-type="float" office:value="5467830" calcext:value-type="float">
            <text:p>5.47E+06</text:p>
          </table:table-cell>
          <table:table-cell table:formula="of:=[.A142]/1000" office:value-type="float" office:value="5467.83" calcext:value-type="float">
            <text:p>5467.83</text:p>
          </table:table-cell>
          <table:table-cell/>
        </table:table-row>
        <table:table-row table:style-name="ro1">
          <table:table-cell office:value-type="float" office:value="5471042" calcext:value-type="float">
            <text:p>5.47E+06</text:p>
          </table:table-cell>
          <table:table-cell table:formula="of:=[.A143]/1000" office:value-type="float" office:value="5471.042" calcext:value-type="float">
            <text:p>5471.042</text:p>
          </table:table-cell>
          <table:table-cell/>
        </table:table-row>
        <table:table-row table:style-name="ro1">
          <table:table-cell office:value-type="float" office:value="5469066" calcext:value-type="float">
            <text:p>5.47E+06</text:p>
          </table:table-cell>
          <table:table-cell table:formula="of:=[.A144]/1000" office:value-type="float" office:value="5469.066" calcext:value-type="float">
            <text:p>5469.066</text:p>
          </table:table-cell>
          <table:table-cell/>
        </table:table-row>
        <table:table-row table:style-name="ro1">
          <table:table-cell office:value-type="float" office:value="5468808" calcext:value-type="float">
            <text:p>5.47E+06</text:p>
          </table:table-cell>
          <table:table-cell table:formula="of:=[.A145]/1000" office:value-type="float" office:value="5468.808" calcext:value-type="float">
            <text:p>5468.808</text:p>
          </table:table-cell>
          <table:table-cell/>
        </table:table-row>
        <table:table-row table:style-name="ro1">
          <table:table-cell office:value-type="float" office:value="5464948" calcext:value-type="float">
            <text:p>5.46E+06</text:p>
          </table:table-cell>
          <table:table-cell table:formula="of:=[.A146]/1000" office:value-type="float" office:value="5464.948" calcext:value-type="float">
            <text:p>5464.948</text:p>
          </table:table-cell>
          <table:table-cell/>
        </table:table-row>
        <table:table-row table:style-name="ro1">
          <table:table-cell office:value-type="float" office:value="5464320" calcext:value-type="float">
            <text:p>5.46E+06</text:p>
          </table:table-cell>
          <table:table-cell table:formula="of:=[.A147]/1000" office:value-type="float" office:value="5464.32" calcext:value-type="float">
            <text:p>5464.32</text:p>
          </table:table-cell>
          <table:table-cell/>
        </table:table-row>
        <table:table-row table:style-name="ro1">
          <table:table-cell office:value-type="float" office:value="5464932" calcext:value-type="float">
            <text:p>5.46E+06</text:p>
          </table:table-cell>
          <table:table-cell table:formula="of:=[.A148]/1000" office:value-type="float" office:value="5464.932" calcext:value-type="float">
            <text:p>5464.932</text:p>
          </table:table-cell>
          <table:table-cell/>
        </table:table-row>
        <table:table-row table:style-name="ro1">
          <table:table-cell office:value-type="float" office:value="5463360" calcext:value-type="float">
            <text:p>5.46E+06</text:p>
          </table:table-cell>
          <table:table-cell table:formula="of:=[.A149]/1000" office:value-type="float" office:value="5463.36" calcext:value-type="float">
            <text:p>5463.36</text:p>
          </table:table-cell>
          <table:table-cell/>
        </table:table-row>
        <table:table-row table:style-name="ro1">
          <table:table-cell office:value-type="float" office:value="5462818" calcext:value-type="float">
            <text:p>5.46E+06</text:p>
          </table:table-cell>
          <table:table-cell table:formula="of:=[.A150]/1000" office:value-type="float" office:value="5462.818" calcext:value-type="float">
            <text:p>5462.818</text:p>
          </table:table-cell>
          <table:table-cell/>
        </table:table-row>
        <table:table-row table:style-name="ro1">
          <table:table-cell office:value-type="float" office:value="5463423" calcext:value-type="float">
            <text:p>5.46E+06</text:p>
          </table:table-cell>
          <table:table-cell table:formula="of:=[.A151]/1000" office:value-type="float" office:value="5463.423" calcext:value-type="float">
            <text:p>5463.423</text:p>
          </table:table-cell>
          <table:table-cell/>
        </table:table-row>
        <table:table-row table:style-name="ro1">
          <table:table-cell office:value-type="float" office:value="5464227" calcext:value-type="float">
            <text:p>5.46E+06</text:p>
          </table:table-cell>
          <table:table-cell table:formula="of:=[.A152]/1000" office:value-type="float" office:value="5464.227" calcext:value-type="float">
            <text:p>5464.227</text:p>
          </table:table-cell>
          <table:table-cell/>
        </table:table-row>
        <table:table-row table:style-name="ro1">
          <table:table-cell office:value-type="float" office:value="5469083" calcext:value-type="float">
            <text:p>5.47E+06</text:p>
          </table:table-cell>
          <table:table-cell table:formula="of:=[.A153]/1000" office:value-type="float" office:value="5469.083" calcext:value-type="float">
            <text:p>5469.083</text:p>
          </table:table-cell>
          <table:table-cell/>
        </table:table-row>
        <table:table-row table:style-name="ro1">
          <table:table-cell office:value-type="float" office:value="5466686" calcext:value-type="float">
            <text:p>5.47E+06</text:p>
          </table:table-cell>
          <table:table-cell table:formula="of:=[.A154]/1000" office:value-type="float" office:value="5466.686" calcext:value-type="float">
            <text:p>5466.686</text:p>
          </table:table-cell>
          <table:table-cell/>
        </table:table-row>
        <table:table-row table:style-name="ro1">
          <table:table-cell office:value-type="float" office:value="5463443" calcext:value-type="float">
            <text:p>5.46E+06</text:p>
          </table:table-cell>
          <table:table-cell table:formula="of:=[.A155]/1000" office:value-type="float" office:value="5463.443" calcext:value-type="float">
            <text:p>5463.443</text:p>
          </table:table-cell>
          <table:table-cell/>
        </table:table-row>
        <table:table-row table:style-name="ro1">
          <table:table-cell office:value-type="float" office:value="5466832" calcext:value-type="float">
            <text:p>5.47E+06</text:p>
          </table:table-cell>
          <table:table-cell table:formula="of:=[.A156]/1000" office:value-type="float" office:value="5466.832" calcext:value-type="float">
            <text:p>5466.832</text:p>
          </table:table-cell>
          <table:table-cell/>
        </table:table-row>
        <table:table-row table:style-name="ro1">
          <table:table-cell office:value-type="float" office:value="5466836" calcext:value-type="float">
            <text:p>5.47E+06</text:p>
          </table:table-cell>
          <table:table-cell table:formula="of:=[.A157]/1000" office:value-type="float" office:value="5466.836" calcext:value-type="float">
            <text:p>5466.836</text:p>
          </table:table-cell>
          <table:table-cell/>
        </table:table-row>
        <table:table-row table:style-name="ro1">
          <table:table-cell office:value-type="float" office:value="5465601" calcext:value-type="float">
            <text:p>5.47E+06</text:p>
          </table:table-cell>
          <table:table-cell table:formula="of:=[.A158]/1000" office:value-type="float" office:value="5465.601" calcext:value-type="float">
            <text:p>5465.601</text:p>
          </table:table-cell>
          <table:table-cell/>
        </table:table-row>
        <table:table-row table:style-name="ro1">
          <table:table-cell office:value-type="float" office:value="5468334" calcext:value-type="float">
            <text:p>5.47E+06</text:p>
          </table:table-cell>
          <table:table-cell table:formula="of:=[.A159]/1000" office:value-type="float" office:value="5468.334" calcext:value-type="float">
            <text:p>5468.334</text:p>
          </table:table-cell>
          <table:table-cell/>
        </table:table-row>
        <table:table-row table:style-name="ro1">
          <table:table-cell office:value-type="float" office:value="5464869" calcext:value-type="float">
            <text:p>5.46E+06</text:p>
          </table:table-cell>
          <table:table-cell table:formula="of:=[.A160]/1000" office:value-type="float" office:value="5464.869" calcext:value-type="float">
            <text:p>5464.869</text:p>
          </table:table-cell>
          <table:table-cell/>
        </table:table-row>
        <table:table-row table:style-name="ro1">
          <table:table-cell office:value-type="float" office:value="5466326" calcext:value-type="float">
            <text:p>5.47E+06</text:p>
          </table:table-cell>
          <table:table-cell table:formula="of:=[.A161]/1000" office:value-type="float" office:value="5466.326" calcext:value-type="float">
            <text:p>5466.326</text:p>
          </table:table-cell>
          <table:table-cell/>
        </table:table-row>
        <table:table-row table:style-name="ro1">
          <table:table-cell office:value-type="float" office:value="5466127" calcext:value-type="float">
            <text:p>5.47E+06</text:p>
          </table:table-cell>
          <table:table-cell table:formula="of:=[.A162]/1000" office:value-type="float" office:value="5466.127" calcext:value-type="float">
            <text:p>5466.127</text:p>
          </table:table-cell>
          <table:table-cell/>
        </table:table-row>
        <table:table-row table:style-name="ro1">
          <table:table-cell office:value-type="float" office:value="5462030" calcext:value-type="float">
            <text:p>5.46E+06</text:p>
          </table:table-cell>
          <table:table-cell table:formula="of:=[.A163]/1000" office:value-type="float" office:value="5462.03" calcext:value-type="float">
            <text:p>5462.03</text:p>
          </table:table-cell>
          <table:table-cell/>
        </table:table-row>
        <table:table-row table:style-name="ro1">
          <table:table-cell office:value-type="float" office:value="5469780" calcext:value-type="float">
            <text:p>5.47E+06</text:p>
          </table:table-cell>
          <table:table-cell table:formula="of:=[.A164]/1000" office:value-type="float" office:value="5469.78" calcext:value-type="float">
            <text:p>5469.78</text:p>
          </table:table-cell>
          <table:table-cell/>
        </table:table-row>
        <table:table-row table:style-name="ro1">
          <table:table-cell office:value-type="float" office:value="5466045" calcext:value-type="float">
            <text:p>5.47E+06</text:p>
          </table:table-cell>
          <table:table-cell table:formula="of:=[.A165]/1000" office:value-type="float" office:value="5466.045" calcext:value-type="float">
            <text:p>5466.045</text:p>
          </table:table-cell>
          <table:table-cell/>
        </table:table-row>
        <table:table-row table:style-name="ro1">
          <table:table-cell office:value-type="float" office:value="5464655" calcext:value-type="float">
            <text:p>5.46E+06</text:p>
          </table:table-cell>
          <table:table-cell table:formula="of:=[.A166]/1000" office:value-type="float" office:value="5464.655" calcext:value-type="float">
            <text:p>5464.655</text:p>
          </table:table-cell>
          <table:table-cell/>
        </table:table-row>
        <table:table-row table:style-name="ro1">
          <table:table-cell office:value-type="float" office:value="5465174" calcext:value-type="float">
            <text:p>5.47E+06</text:p>
          </table:table-cell>
          <table:table-cell table:formula="of:=[.A167]/1000" office:value-type="float" office:value="5465.174" calcext:value-type="float">
            <text:p>5465.174</text:p>
          </table:table-cell>
          <table:table-cell/>
        </table:table-row>
        <table:table-row table:style-name="ro1">
          <table:table-cell office:value-type="float" office:value="5460461" calcext:value-type="float">
            <text:p>5.46E+06</text:p>
          </table:table-cell>
          <table:table-cell table:formula="of:=[.A168]/1000" office:value-type="float" office:value="5460.461" calcext:value-type="float">
            <text:p>5460.461</text:p>
          </table:table-cell>
          <table:table-cell/>
        </table:table-row>
        <table:table-row table:style-name="ro1">
          <table:table-cell office:value-type="float" office:value="5463457" calcext:value-type="float">
            <text:p>5.46E+06</text:p>
          </table:table-cell>
          <table:table-cell table:formula="of:=[.A169]/1000" office:value-type="float" office:value="5463.457" calcext:value-type="float">
            <text:p>5463.457</text:p>
          </table:table-cell>
          <table:table-cell/>
        </table:table-row>
        <table:table-row table:style-name="ro1">
          <table:table-cell office:value-type="float" office:value="5463296" calcext:value-type="float">
            <text:p>5.46E+06</text:p>
          </table:table-cell>
          <table:table-cell table:formula="of:=[.A170]/1000" office:value-type="float" office:value="5463.296" calcext:value-type="float">
            <text:p>5463.296</text:p>
          </table:table-cell>
          <table:table-cell/>
        </table:table-row>
        <table:table-row table:style-name="ro1">
          <table:table-cell office:value-type="float" office:value="5465474" calcext:value-type="float">
            <text:p>5.47E+06</text:p>
          </table:table-cell>
          <table:table-cell table:formula="of:=[.A171]/1000" office:value-type="float" office:value="5465.474" calcext:value-type="float">
            <text:p>5465.474</text:p>
          </table:table-cell>
          <table:table-cell/>
        </table:table-row>
        <table:table-row table:style-name="ro1">
          <table:table-cell office:value-type="float" office:value="5465084" calcext:value-type="float">
            <text:p>5.47E+06</text:p>
          </table:table-cell>
          <table:table-cell table:formula="of:=[.A172]/1000" office:value-type="float" office:value="5465.084" calcext:value-type="float">
            <text:p>5465.084</text:p>
          </table:table-cell>
          <table:table-cell/>
        </table:table-row>
        <table:table-row table:style-name="ro1">
          <table:table-cell office:value-type="float" office:value="5465465" calcext:value-type="float">
            <text:p>5.47E+06</text:p>
          </table:table-cell>
          <table:table-cell table:formula="of:=[.A173]/1000" office:value-type="float" office:value="5465.465" calcext:value-type="float">
            <text:p>5465.465</text:p>
          </table:table-cell>
          <table:table-cell/>
        </table:table-row>
        <table:table-row table:style-name="ro1">
          <table:table-cell office:value-type="float" office:value="5467423" calcext:value-type="float">
            <text:p>5.47E+06</text:p>
          </table:table-cell>
          <table:table-cell table:formula="of:=[.A174]/1000" office:value-type="float" office:value="5467.423" calcext:value-type="float">
            <text:p>5467.423</text:p>
          </table:table-cell>
          <table:table-cell/>
        </table:table-row>
        <table:table-row table:style-name="ro1">
          <table:table-cell office:value-type="float" office:value="5465777" calcext:value-type="float">
            <text:p>5.47E+06</text:p>
          </table:table-cell>
          <table:table-cell table:formula="of:=[.A175]/1000" office:value-type="float" office:value="5465.777" calcext:value-type="float">
            <text:p>5465.777</text:p>
          </table:table-cell>
          <table:table-cell/>
        </table:table-row>
        <table:table-row table:style-name="ro1">
          <table:table-cell office:value-type="float" office:value="5462441" calcext:value-type="float">
            <text:p>5.46E+06</text:p>
          </table:table-cell>
          <table:table-cell table:formula="of:=[.A176]/1000" office:value-type="float" office:value="5462.441" calcext:value-type="float">
            <text:p>5462.441</text:p>
          </table:table-cell>
          <table:table-cell/>
        </table:table-row>
        <table:table-row table:style-name="ro1">
          <table:table-cell office:value-type="float" office:value="5463842" calcext:value-type="float">
            <text:p>5.46E+06</text:p>
          </table:table-cell>
          <table:table-cell table:formula="of:=[.A177]/1000" office:value-type="float" office:value="5463.842" calcext:value-type="float">
            <text:p>5463.842</text:p>
          </table:table-cell>
          <table:table-cell/>
        </table:table-row>
        <table:table-row table:style-name="ro1">
          <table:table-cell office:value-type="float" office:value="5463315" calcext:value-type="float">
            <text:p>5.46E+06</text:p>
          </table:table-cell>
          <table:table-cell table:formula="of:=[.A178]/1000" office:value-type="float" office:value="5463.315" calcext:value-type="float">
            <text:p>5463.315</text:p>
          </table:table-cell>
          <table:table-cell/>
        </table:table-row>
        <table:table-row table:style-name="ro1">
          <table:table-cell office:value-type="float" office:value="5467138" calcext:value-type="float">
            <text:p>5.47E+06</text:p>
          </table:table-cell>
          <table:table-cell table:formula="of:=[.A179]/1000" office:value-type="float" office:value="5467.138" calcext:value-type="float">
            <text:p>5467.138</text:p>
          </table:table-cell>
          <table:table-cell/>
        </table:table-row>
        <table:table-row table:style-name="ro1">
          <table:table-cell office:value-type="float" office:value="5459702" calcext:value-type="float">
            <text:p>5.46E+06</text:p>
          </table:table-cell>
          <table:table-cell table:formula="of:=[.A180]/1000" office:value-type="float" office:value="5459.702" calcext:value-type="float">
            <text:p>5459.702</text:p>
          </table:table-cell>
          <table:table-cell/>
        </table:table-row>
        <table:table-row table:style-name="ro1">
          <table:table-cell office:value-type="float" office:value="5468719" calcext:value-type="float">
            <text:p>5.47E+06</text:p>
          </table:table-cell>
          <table:table-cell table:formula="of:=[.A181]/1000" office:value-type="float" office:value="5468.719" calcext:value-type="float">
            <text:p>5468.719</text:p>
          </table:table-cell>
          <table:table-cell/>
        </table:table-row>
        <table:table-row table:style-name="ro1">
          <table:table-cell office:value-type="float" office:value="5469316" calcext:value-type="float">
            <text:p>5.47E+06</text:p>
          </table:table-cell>
          <table:table-cell table:formula="of:=[.A182]/1000" office:value-type="float" office:value="5469.316" calcext:value-type="float">
            <text:p>5469.316</text:p>
          </table:table-cell>
          <table:table-cell/>
        </table:table-row>
        <table:table-row table:style-name="ro1">
          <table:table-cell office:value-type="float" office:value="5461579" calcext:value-type="float">
            <text:p>5.46E+06</text:p>
          </table:table-cell>
          <table:table-cell table:formula="of:=[.A183]/1000" office:value-type="float" office:value="5461.579" calcext:value-type="float">
            <text:p>5461.579</text:p>
          </table:table-cell>
          <table:table-cell/>
        </table:table-row>
        <table:table-row table:style-name="ro1">
          <table:table-cell office:value-type="float" office:value="5468909" calcext:value-type="float">
            <text:p>5.47E+06</text:p>
          </table:table-cell>
          <table:table-cell table:formula="of:=[.A184]/1000" office:value-type="float" office:value="5468.909" calcext:value-type="float">
            <text:p>5468.909</text:p>
          </table:table-cell>
          <table:table-cell/>
        </table:table-row>
        <table:table-row table:style-name="ro1">
          <table:table-cell office:value-type="float" office:value="5464818" calcext:value-type="float">
            <text:p>5.46E+06</text:p>
          </table:table-cell>
          <table:table-cell table:formula="of:=[.A185]/1000" office:value-type="float" office:value="5464.818" calcext:value-type="float">
            <text:p>5464.818</text:p>
          </table:table-cell>
          <table:table-cell/>
        </table:table-row>
        <table:table-row table:style-name="ro1">
          <table:table-cell office:value-type="float" office:value="5471123" calcext:value-type="float">
            <text:p>5.47E+06</text:p>
          </table:table-cell>
          <table:table-cell table:formula="of:=[.A186]/1000" office:value-type="float" office:value="5471.123" calcext:value-type="float">
            <text:p>5471.123</text:p>
          </table:table-cell>
          <table:table-cell/>
        </table:table-row>
        <table:table-row table:style-name="ro1">
          <table:table-cell office:value-type="float" office:value="5465710" calcext:value-type="float">
            <text:p>5.47E+06</text:p>
          </table:table-cell>
          <table:table-cell table:formula="of:=[.A187]/1000" office:value-type="float" office:value="5465.71" calcext:value-type="float">
            <text:p>5465.71</text:p>
          </table:table-cell>
          <table:table-cell/>
        </table:table-row>
        <table:table-row table:style-name="ro1">
          <table:table-cell office:value-type="float" office:value="5465973" calcext:value-type="float">
            <text:p>5.47E+06</text:p>
          </table:table-cell>
          <table:table-cell table:formula="of:=[.A188]/1000" office:value-type="float" office:value="5465.973" calcext:value-type="float">
            <text:p>5465.973</text:p>
          </table:table-cell>
          <table:table-cell/>
        </table:table-row>
        <table:table-row table:style-name="ro1">
          <table:table-cell office:value-type="float" office:value="5465104" calcext:value-type="float">
            <text:p>5.47E+06</text:p>
          </table:table-cell>
          <table:table-cell table:formula="of:=[.A189]/1000" office:value-type="float" office:value="5465.104" calcext:value-type="float">
            <text:p>5465.104</text:p>
          </table:table-cell>
          <table:table-cell/>
        </table:table-row>
        <table:table-row table:style-name="ro1">
          <table:table-cell office:value-type="float" office:value="5469895" calcext:value-type="float">
            <text:p>5.47E+06</text:p>
          </table:table-cell>
          <table:table-cell table:formula="of:=[.A190]/1000" office:value-type="float" office:value="5469.895" calcext:value-type="float">
            <text:p>5469.895</text:p>
          </table:table-cell>
          <table:table-cell/>
        </table:table-row>
        <table:table-row table:style-name="ro1">
          <table:table-cell office:value-type="float" office:value="5466187" calcext:value-type="float">
            <text:p>5.47E+06</text:p>
          </table:table-cell>
          <table:table-cell table:formula="of:=[.A191]/1000" office:value-type="float" office:value="5466.187" calcext:value-type="float">
            <text:p>5466.187</text:p>
          </table:table-cell>
          <table:table-cell/>
        </table:table-row>
        <table:table-row table:style-name="ro1">
          <table:table-cell office:value-type="float" office:value="5466285" calcext:value-type="float">
            <text:p>5.47E+06</text:p>
          </table:table-cell>
          <table:table-cell table:formula="of:=[.A192]/1000" office:value-type="float" office:value="5466.285" calcext:value-type="float">
            <text:p>5466.285</text:p>
          </table:table-cell>
          <table:table-cell/>
        </table:table-row>
        <table:table-row table:style-name="ro1">
          <table:table-cell office:value-type="float" office:value="5462506" calcext:value-type="float">
            <text:p>5.46E+06</text:p>
          </table:table-cell>
          <table:table-cell table:formula="of:=[.A193]/1000" office:value-type="float" office:value="5462.506" calcext:value-type="float">
            <text:p>5462.506</text:p>
          </table:table-cell>
          <table:table-cell/>
        </table:table-row>
        <table:table-row table:style-name="ro1">
          <table:table-cell office:value-type="float" office:value="5470373" calcext:value-type="float">
            <text:p>5.47E+06</text:p>
          </table:table-cell>
          <table:table-cell table:formula="of:=[.A194]/1000" office:value-type="float" office:value="5470.373" calcext:value-type="float">
            <text:p>5470.373</text:p>
          </table:table-cell>
          <table:table-cell/>
        </table:table-row>
        <table:table-row table:style-name="ro1">
          <table:table-cell office:value-type="float" office:value="5473475" calcext:value-type="float">
            <text:p>5.47E+06</text:p>
          </table:table-cell>
          <table:table-cell table:formula="of:=[.A195]/1000" office:value-type="float" office:value="5473.475" calcext:value-type="float">
            <text:p>5473.475</text:p>
          </table:table-cell>
          <table:table-cell/>
        </table:table-row>
        <table:table-row table:style-name="ro1">
          <table:table-cell office:value-type="float" office:value="5459361" calcext:value-type="float">
            <text:p>5.46E+06</text:p>
          </table:table-cell>
          <table:table-cell table:formula="of:=[.A196]/1000" office:value-type="float" office:value="5459.361" calcext:value-type="float">
            <text:p>5459.361</text:p>
          </table:table-cell>
          <table:table-cell/>
        </table:table-row>
        <table:table-row table:style-name="ro1">
          <table:table-cell office:value-type="float" office:value="5470502" calcext:value-type="float">
            <text:p>5.47E+06</text:p>
          </table:table-cell>
          <table:table-cell table:formula="of:=[.A197]/1000" office:value-type="float" office:value="5470.502" calcext:value-type="float">
            <text:p>5470.502</text:p>
          </table:table-cell>
          <table:table-cell/>
        </table:table-row>
        <table:table-row table:style-name="ro1">
          <table:table-cell office:value-type="float" office:value="5467899" calcext:value-type="float">
            <text:p>5.47E+06</text:p>
          </table:table-cell>
          <table:table-cell table:formula="of:=[.A198]/1000" office:value-type="float" office:value="5467.899" calcext:value-type="float">
            <text:p>5467.899</text:p>
          </table:table-cell>
          <table:table-cell/>
        </table:table-row>
        <table:table-row table:style-name="ro1">
          <table:table-cell office:value-type="float" office:value="5465615" calcext:value-type="float">
            <text:p>5.47E+06</text:p>
          </table:table-cell>
          <table:table-cell table:formula="of:=[.A199]/1000" office:value-type="float" office:value="5465.615" calcext:value-type="float">
            <text:p>5465.615</text:p>
          </table:table-cell>
          <table:table-cell/>
        </table:table-row>
        <table:table-row table:style-name="ro1">
          <table:table-cell office:value-type="float" office:value="5466272" calcext:value-type="float">
            <text:p>5.47E+06</text:p>
          </table:table-cell>
          <table:table-cell table:formula="of:=[.A200]/1000" office:value-type="float" office:value="5466.272" calcext:value-type="float">
            <text:p>5466.272</text:p>
          </table:table-cell>
          <table:table-cell/>
        </table:table-row>
        <table:table-row table:style-name="ro1">
          <table:table-cell office:value-type="float" office:value="5469796" calcext:value-type="float">
            <text:p>5.47E+06</text:p>
          </table:table-cell>
          <table:table-cell table:formula="of:=[.A201]/1000" office:value-type="float" office:value="5469.796" calcext:value-type="float">
            <text:p>5469.796</text:p>
          </table:table-cell>
          <table:table-cell/>
        </table:table-row>
        <table:table-row table:style-name="ro1">
          <table:table-cell office:value-type="float" office:value="5468991" calcext:value-type="float">
            <text:p>5.47E+06</text:p>
          </table:table-cell>
          <table:table-cell table:formula="of:=[.A202]/1000" office:value-type="float" office:value="5468.991" calcext:value-type="float">
            <text:p>5468.991</text:p>
          </table:table-cell>
          <table:table-cell/>
        </table:table-row>
        <table:table-row table:style-name="ro1">
          <table:table-cell office:value-type="float" office:value="5465540" calcext:value-type="float">
            <text:p>5.47E+06</text:p>
          </table:table-cell>
          <table:table-cell table:formula="of:=[.A203]/1000" office:value-type="float" office:value="5465.54" calcext:value-type="float">
            <text:p>5465.54</text:p>
          </table:table-cell>
          <table:table-cell/>
        </table:table-row>
        <table:table-row table:style-name="ro1">
          <table:table-cell office:value-type="float" office:value="5473160" calcext:value-type="float">
            <text:p>5.47E+06</text:p>
          </table:table-cell>
          <table:table-cell table:formula="of:=[.A204]/1000" office:value-type="float" office:value="5473.16" calcext:value-type="float">
            <text:p>5473.16</text:p>
          </table:table-cell>
          <table:table-cell/>
        </table:table-row>
        <table:table-row table:style-name="ro1">
          <table:table-cell office:value-type="float" office:value="5470497" calcext:value-type="float">
            <text:p>5.47E+06</text:p>
          </table:table-cell>
          <table:table-cell table:formula="of:=[.A205]/1000" office:value-type="float" office:value="5470.497" calcext:value-type="float">
            <text:p>5470.497</text:p>
          </table:table-cell>
          <table:table-cell/>
        </table:table-row>
        <table:table-row table:style-name="ro1">
          <table:table-cell office:value-type="float" office:value="5461677" calcext:value-type="float">
            <text:p>5.46E+06</text:p>
          </table:table-cell>
          <table:table-cell table:formula="of:=[.A206]/1000" office:value-type="float" office:value="5461.677" calcext:value-type="float">
            <text:p>5461.677</text:p>
          </table:table-cell>
          <table:table-cell/>
        </table:table-row>
        <table:table-row table:style-name="ro1">
          <table:table-cell office:value-type="float" office:value="5464158" calcext:value-type="float">
            <text:p>5.46E+06</text:p>
          </table:table-cell>
          <table:table-cell table:formula="of:=[.A207]/1000" office:value-type="float" office:value="5464.158" calcext:value-type="float">
            <text:p>5464.158</text:p>
          </table:table-cell>
          <table:table-cell/>
        </table:table-row>
        <table:table-row table:style-name="ro1">
          <table:table-cell office:value-type="float" office:value="5465413" calcext:value-type="float">
            <text:p>5.47E+06</text:p>
          </table:table-cell>
          <table:table-cell table:formula="of:=[.A208]/1000" office:value-type="float" office:value="5465.413" calcext:value-type="float">
            <text:p>5465.413</text:p>
          </table:table-cell>
          <table:table-cell/>
        </table:table-row>
        <table:table-row table:style-name="ro1">
          <table:table-cell office:value-type="float" office:value="5470626" calcext:value-type="float">
            <text:p>5.47E+06</text:p>
          </table:table-cell>
          <table:table-cell table:formula="of:=[.A209]/1000" office:value-type="float" office:value="5470.626" calcext:value-type="float">
            <text:p>5470.626</text:p>
          </table:table-cell>
          <table:table-cell/>
        </table:table-row>
        <table:table-row table:style-name="ro1">
          <table:table-cell office:value-type="float" office:value="5468339" calcext:value-type="float">
            <text:p>5.47E+06</text:p>
          </table:table-cell>
          <table:table-cell table:formula="of:=[.A210]/1000" office:value-type="float" office:value="5468.339" calcext:value-type="float">
            <text:p>5468.339</text:p>
          </table:table-cell>
          <table:table-cell/>
        </table:table-row>
        <table:table-row table:style-name="ro1">
          <table:table-cell office:value-type="float" office:value="5463858" calcext:value-type="float">
            <text:p>5.46E+06</text:p>
          </table:table-cell>
          <table:table-cell table:formula="of:=[.A211]/1000" office:value-type="float" office:value="5463.858" calcext:value-type="float">
            <text:p>5463.858</text:p>
          </table:table-cell>
          <table:table-cell/>
        </table:table-row>
        <table:table-row table:style-name="ro1">
          <table:table-cell office:value-type="float" office:value="5463026" calcext:value-type="float">
            <text:p>5.46E+06</text:p>
          </table:table-cell>
          <table:table-cell table:formula="of:=[.A212]/1000" office:value-type="float" office:value="5463.026" calcext:value-type="float">
            <text:p>5463.026</text:p>
          </table:table-cell>
          <table:table-cell/>
        </table:table-row>
        <table:table-row table:style-name="ro1">
          <table:table-cell office:value-type="float" office:value="5465640" calcext:value-type="float">
            <text:p>5.47E+06</text:p>
          </table:table-cell>
          <table:table-cell table:formula="of:=[.A213]/1000" office:value-type="float" office:value="5465.64" calcext:value-type="float">
            <text:p>5465.64</text:p>
          </table:table-cell>
          <table:table-cell/>
        </table:table-row>
        <table:table-row table:style-name="ro1">
          <table:table-cell office:value-type="float" office:value="5465069" calcext:value-type="float">
            <text:p>5.47E+06</text:p>
          </table:table-cell>
          <table:table-cell table:formula="of:=[.A214]/1000" office:value-type="float" office:value="5465.069" calcext:value-type="float">
            <text:p>5465.069</text:p>
          </table:table-cell>
          <table:table-cell/>
        </table:table-row>
        <table:table-row table:style-name="ro1">
          <table:table-cell office:value-type="float" office:value="5469857" calcext:value-type="float">
            <text:p>5.47E+06</text:p>
          </table:table-cell>
          <table:table-cell table:formula="of:=[.A215]/1000" office:value-type="float" office:value="5469.857" calcext:value-type="float">
            <text:p>5469.857</text:p>
          </table:table-cell>
          <table:table-cell/>
        </table:table-row>
        <table:table-row table:style-name="ro1">
          <table:table-cell office:value-type="float" office:value="5471457" calcext:value-type="float">
            <text:p>5.47E+06</text:p>
          </table:table-cell>
          <table:table-cell table:formula="of:=[.A216]/1000" office:value-type="float" office:value="5471.457" calcext:value-type="float">
            <text:p>5471.457</text:p>
          </table:table-cell>
          <table:table-cell/>
        </table:table-row>
        <table:table-row table:style-name="ro1">
          <table:table-cell office:value-type="float" office:value="5467308" calcext:value-type="float">
            <text:p>5.47E+06</text:p>
          </table:table-cell>
          <table:table-cell table:formula="of:=[.A217]/1000" office:value-type="float" office:value="5467.308" calcext:value-type="float">
            <text:p>5467.308</text:p>
          </table:table-cell>
          <table:table-cell/>
        </table:table-row>
        <table:table-row table:style-name="ro1">
          <table:table-cell office:value-type="float" office:value="5464179" calcext:value-type="float">
            <text:p>5.46E+06</text:p>
          </table:table-cell>
          <table:table-cell table:formula="of:=[.A218]/1000" office:value-type="float" office:value="5464.179" calcext:value-type="float">
            <text:p>5464.179</text:p>
          </table:table-cell>
          <table:table-cell/>
        </table:table-row>
        <table:table-row table:style-name="ro1">
          <table:table-cell office:value-type="float" office:value="5468357" calcext:value-type="float">
            <text:p>5.47E+06</text:p>
          </table:table-cell>
          <table:table-cell table:formula="of:=[.A219]/1000" office:value-type="float" office:value="5468.357" calcext:value-type="float">
            <text:p>5468.357</text:p>
          </table:table-cell>
          <table:table-cell/>
        </table:table-row>
        <table:table-row table:style-name="ro1">
          <table:table-cell office:value-type="float" office:value="5463947" calcext:value-type="float">
            <text:p>5.46E+06</text:p>
          </table:table-cell>
          <table:table-cell table:formula="of:=[.A220]/1000" office:value-type="float" office:value="5463.947" calcext:value-type="float">
            <text:p>5463.947</text:p>
          </table:table-cell>
          <table:table-cell/>
        </table:table-row>
        <table:table-row table:style-name="ro1">
          <table:table-cell office:value-type="float" office:value="5466349" calcext:value-type="float">
            <text:p>5.47E+06</text:p>
          </table:table-cell>
          <table:table-cell table:formula="of:=[.A221]/1000" office:value-type="float" office:value="5466.349" calcext:value-type="float">
            <text:p>5466.349</text:p>
          </table:table-cell>
          <table:table-cell/>
        </table:table-row>
        <table:table-row table:style-name="ro1">
          <table:table-cell office:value-type="float" office:value="5465321" calcext:value-type="float">
            <text:p>5.47E+06</text:p>
          </table:table-cell>
          <table:table-cell table:formula="of:=[.A222]/1000" office:value-type="float" office:value="5465.321" calcext:value-type="float">
            <text:p>5465.321</text:p>
          </table:table-cell>
          <table:table-cell/>
        </table:table-row>
        <table:table-row table:style-name="ro1">
          <table:table-cell office:value-type="float" office:value="5465948" calcext:value-type="float">
            <text:p>5.47E+06</text:p>
          </table:table-cell>
          <table:table-cell table:formula="of:=[.A223]/1000" office:value-type="float" office:value="5465.948" calcext:value-type="float">
            <text:p>5465.948</text:p>
          </table:table-cell>
          <table:table-cell/>
        </table:table-row>
        <table:table-row table:style-name="ro1">
          <table:table-cell office:value-type="float" office:value="5465863" calcext:value-type="float">
            <text:p>5.47E+06</text:p>
          </table:table-cell>
          <table:table-cell table:formula="of:=[.A224]/1000" office:value-type="float" office:value="5465.863" calcext:value-type="float">
            <text:p>5465.863</text:p>
          </table:table-cell>
          <table:table-cell/>
        </table:table-row>
        <table:table-row table:style-name="ro1">
          <table:table-cell office:value-type="float" office:value="5468070" calcext:value-type="float">
            <text:p>5.47E+06</text:p>
          </table:table-cell>
          <table:table-cell table:formula="of:=[.A225]/1000" office:value-type="float" office:value="5468.07" calcext:value-type="float">
            <text:p>5468.07</text:p>
          </table:table-cell>
          <table:table-cell/>
        </table:table-row>
        <table:table-row table:style-name="ro1">
          <table:table-cell office:value-type="float" office:value="5470842" calcext:value-type="float">
            <text:p>5.47E+06</text:p>
          </table:table-cell>
          <table:table-cell table:formula="of:=[.A226]/1000" office:value-type="float" office:value="5470.842" calcext:value-type="float">
            <text:p>5470.842</text:p>
          </table:table-cell>
          <table:table-cell/>
        </table:table-row>
        <table:table-row table:style-name="ro1">
          <table:table-cell office:value-type="float" office:value="5465050" calcext:value-type="float">
            <text:p>5.47E+06</text:p>
          </table:table-cell>
          <table:table-cell table:formula="of:=[.A227]/1000" office:value-type="float" office:value="5465.05" calcext:value-type="float">
            <text:p>5465.05</text:p>
          </table:table-cell>
          <table:table-cell/>
        </table:table-row>
        <table:table-row table:style-name="ro1">
          <table:table-cell office:value-type="float" office:value="5462438" calcext:value-type="float">
            <text:p>5.46E+06</text:p>
          </table:table-cell>
          <table:table-cell table:formula="of:=[.A228]/1000" office:value-type="float" office:value="5462.438" calcext:value-type="float">
            <text:p>5462.438</text:p>
          </table:table-cell>
          <table:table-cell/>
        </table:table-row>
        <table:table-row table:style-name="ro1">
          <table:table-cell office:value-type="float" office:value="5461955" calcext:value-type="float">
            <text:p>5.46E+06</text:p>
          </table:table-cell>
          <table:table-cell table:formula="of:=[.A229]/1000" office:value-type="float" office:value="5461.955" calcext:value-type="float">
            <text:p>5461.955</text:p>
          </table:table-cell>
          <table:table-cell/>
        </table:table-row>
        <table:table-row table:style-name="ro1">
          <table:table-cell office:value-type="float" office:value="5469684" calcext:value-type="float">
            <text:p>5.47E+06</text:p>
          </table:table-cell>
          <table:table-cell table:formula="of:=[.A230]/1000" office:value-type="float" office:value="5469.684" calcext:value-type="float">
            <text:p>5469.684</text:p>
          </table:table-cell>
          <table:table-cell/>
        </table:table-row>
        <table:table-row table:style-name="ro1">
          <table:table-cell office:value-type="float" office:value="5466445" calcext:value-type="float">
            <text:p>5.47E+06</text:p>
          </table:table-cell>
          <table:table-cell table:formula="of:=[.A231]/1000" office:value-type="float" office:value="5466.445" calcext:value-type="float">
            <text:p>5466.445</text:p>
          </table:table-cell>
          <table:table-cell/>
        </table:table-row>
        <table:table-row table:style-name="ro1">
          <table:table-cell office:value-type="float" office:value="5464217" calcext:value-type="float">
            <text:p>5.46E+06</text:p>
          </table:table-cell>
          <table:table-cell table:formula="of:=[.A232]/1000" office:value-type="float" office:value="5464.217" calcext:value-type="float">
            <text:p>5464.217</text:p>
          </table:table-cell>
          <table:table-cell/>
        </table:table-row>
        <table:table-row table:style-name="ro1">
          <table:table-cell table:style-name="Default"/>
          <table:table-cell table:formula="of:=AVERAGE([.B1:.B230])" office:value-type="float" office:value="5466.27514782609" calcext:value-type="float">
            <text:p>5466.27514782609</text:p>
          </table:table-cell>
          <table:table-cell table:formula="of:=5490-[.B233]" office:value-type="float" office:value="23.7248521739139" calcext:value-type="float">
            <text:p>23.7248521739139</text:p>
          </table:table-cell>
        </table:table-row>
        <table:table-row table:style-name="ro1">
          <table:table-cell table:style-name="Default"/>
          <table:table-cell table:formula="of:=STDEV([.B1:.B232])*2*SQRT(2*LN(2))" office:value-type="float" office:value="7.26151095891898" calcext:value-type="float">
            <text:p>7.261510958918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07T17:03:21.522960730</dc:date>
    <meta:editing-duration>PT2M31S</meta:editing-duration>
    <meta:editing-cycles>1</meta:editing-cycles>
    <meta:document-statistic meta:table-count="1" meta:cell-count="467" meta:object-count="0"/>
    <meta:generator>LibreOffice/6.4.7.2$Linux_X86_64 LibreOffice_project/40$Build-2</meta:generator>
  </office:meta>
</office:document-meta>
</file>